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huonNa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Khmer OS1" svg:font-family="'Khmer OS'"/>
    <style:font-face style:name="Arial Unicode MS" svg:font-family="'Arial Unicode MS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តារាង1" style:family="table">
      <style:table-properties style:width="11.0153in" fo:margin-left="-0.1069in" fo:margin-right="-0.0028in" table:align="margins"/>
    </style:style>
    <style:style style:name="តារាង1.A" style:family="table-column">
      <style:table-column-properties style:column-width="0.7368in" style:rel-column-width="4384*"/>
    </style:style>
    <style:style style:name="តារាង1.B" style:family="table-column">
      <style:table-column-properties style:column-width="1.0417in" style:rel-column-width="6198*"/>
    </style:style>
    <style:style style:name="តារាង1.C" style:family="table-column">
      <style:table-column-properties style:column-width="0.434in" style:rel-column-width="2582*"/>
    </style:style>
    <style:style style:name="តារាង1.D" style:family="table-column">
      <style:table-column-properties style:column-width="0.9111in" style:rel-column-width="5421*"/>
    </style:style>
    <style:style style:name="តារាង1.E" style:family="table-column">
      <style:table-column-properties style:column-width="0.5903in" style:rel-column-width="3512*"/>
    </style:style>
    <style:style style:name="តារាង1.F" style:family="table-column">
      <style:table-column-properties style:column-width="0.9465in" style:rel-column-width="5632*"/>
    </style:style>
    <style:style style:name="តារាង1.G" style:family="table-column">
      <style:table-column-properties style:column-width="4.15in" style:rel-column-width="24690*"/>
    </style:style>
    <style:style style:name="តារាង1.H" style:family="table-column">
      <style:table-column-properties style:column-width="1.1208in" style:rel-column-width="6669*"/>
    </style:style>
    <style:style style:name="តារាង1.I" style:family="table-column">
      <style:table-column-properties style:column-width="1.0833in" style:rel-column-width="6447*"/>
    </style:style>
    <style:style style:name="តារាង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តារាង1.I1" style:family="table-cell">
      <style:table-cell-properties style:vertical-align="middle" fo:padding="0.0382in" fo:border="0.0007in solid #000000"/>
    </style:style>
    <style:style style:name="តារាង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តារាង1.D2" style:family="table-cell">
      <style:table-cell-properties fo:padding="0.0382in" fo:border-left="0.0007in solid #000000" fo:border-right="none" fo:border-top="none" fo:border-bottom="0.0007in solid #000000"/>
    </style:style>
    <style:style style:name="តារាង1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Heading">
      <style:paragraph-properties fo:text-align="center" style:justify-single-word="false"/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2" style:family="paragraph" style:parent-style-name="Table_20_Heading"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3" style:family="paragraph" style:parent-style-name="Table_20_Heading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5" style:family="paragraph" style:parent-style-name="Table_20_Contents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8" style:family="paragraph" style:parent-style-name="Table_20_Contents">
      <style:paragraph-properties fo:text-align="justify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តារាង1" table:style-name="តារាង1">
        <table:table-column table:style-name="តារាង1.A"/>
        <table:table-column table:style-name="តារាង1.B"/>
        <table:table-column table:style-name="តារាង1.C"/>
        <table:table-column table:style-name="តារាង1.D"/>
        <table:table-column table:style-name="តារាង1.E"/>
        <table:table-column table:style-name="តារាង1.F"/>
        <table:table-column table:style-name="តារាង1.G"/>
        <table:table-column table:style-name="តារាង1.H"/>
        <table:table-column table:style-name="តារាង1.I"/>
        <table:table-row>
          <table:table-cell table:style-name="តារាង1.A1" office:value-type="string">
            <text:p text:style-name="P1">ល.រ</text:p>
          </table:table-cell>
          <table:table-cell table:style-name="តារាង1.A1" office:value-type="string">
            <text:p text:style-name="P2">មេ​ពាក្យ</text:p>
          </table:table-cell>
          <table:table-cell table:style-name="តារាង1.A1" office:value-type="string">
            <text:p text:style-name="P3">ល.រ</text:p>
          </table:table-cell>
          <table:table-cell table:style-name="តារាង1.A1" office:value-type="string">
            <text:p text:style-name="P3">សូរ​ប្រកប</text:p>
          </table:table-cell>
          <table:table-cell table:style-name="តារាង1.A1" office:value-type="string">
            <text:p text:style-name="P3">មក​ពី</text:p>
          </table:table-cell>
          <table:table-cell table:style-name="តារាង1.A1" office:value-type="string">
            <text:p text:style-name="P3">ថ្នាក់</text:p>
          </table:table-cell>
          <table:table-cell table:style-name="តារាង1.A1" office:value-type="string">
            <text:p text:style-name="P3">សេចក្ដី​ពន្យល់</text:p>
          </table:table-cell>
          <table:table-cell table:style-name="តារាង1.A1" office:value-type="string">
            <text:p text:style-name="P3">របៀប​សរសេរ​ផ្សេង</text:p>
          </table:table-cell>
          <table:table-cell table:style-name="តារាង1.I1" office:value-type="string">
            <text:p text:style-name="P3">ពាក្យ​ផ្សំ</text:p>
            <text:p text:style-name="P3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6">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8">ព្យញ្ជនៈ​ទី ៥ ក្នុង​វគ្គ​ទី ១ ជា​កណ្ឋជៈ គឺ​មាន​សំឡេង​ក្នុង​បំពង់​ក, ជា​វគ្គន្តៈ ឃោសៈ, រាប់​ចូល​ក្នុង​ពួក​ព្យញ្ជនៈ​សម្លាប់ គឺ សម្លាប់​ ជា ង៉, បើ​នៅ​ពី​ខាង​មុខ​ព្យញ្ជនៈ​អឃោសៈ ឬ ផ្ញើ​ជើង​ជា​មួយ​នឹង​ព្យញ្ជនៈ អឃោសៈ មិន​បាច់​សម្លាប់​ដោយ មូសិកទន្ត ក៏​មាន​សំឡេង​ជា ង៉ ដែរ ដូច​ជា ក្ង, ក្ងាន, ចម្ងាយ, ឆ្ងាយ, ថ្ងាន់, ថ្ងៃ ផ្ងារ <text:s/>ជាដើម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៤២</text:p>
          </table:table-cell>
          <table:table-cell table:style-name="តារាង1.A2" office:value-type="string">
            <text:p text:style-name="P5">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ដែល​មាន​រំពត់​ខាង​គល់ ឬ​ខាង​ចុង​ងើយ​ស្ទើត​ឡើង : ស្នែង​គោ​ង​ស្ទើត, ទូក​ង, (ប្រើ​ឲ្យ​ងាយ​មើល ងាយ​អាន គួរ​សរសេរ ស្នែង​គោ-ង​សស្ទើត, ទូក-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៤៣</text:p>
          </table:table-cell>
          <table:table-cell table:style-name="តារាង1.A2" office:value-type="string">
            <text:p text:style-name="P5">ងក់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ើ​ក្ងុក ឬ ដែក​មូល​ក្រវង់ មាន​ខ្សែ​ធំ ឬ ព្រ័ត្រ​ត្រកួញ ចង​ភ្ជាប់​មាំ សម្រាប់​វាយ​ជែង​ដំរី​ឲ្យ​បោល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ឱន, បង្អោន​ក្បាល​ចុះ​ហើយ​ងើយ​ឡើង : ងក់​ក្បាល ។ អង្គុយ​ងក់ <text:s/>គឺ​អង្គុយ​កុក ។ ងក់​ងើក​ៗ គឺ​ងក់​ផ្ងាក់​ផ្ងើក​រឿយ​ៗ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>ងក់ងើក​ៗ</text:p>
          </table:table-cell>
        </table:table-row>
        <table:table-row>
          <table:table-cell table:style-name="តារាង1.A2" office:value-type="string">
            <text:p text:style-name="P4">២១៤៤</text:p>
          </table:table-cell>
          <table:table-cell table:style-name="តារាង1.A2" office:value-type="string">
            <text:p text:style-name="P5">ង៉ក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8">ពាក្យ​សម្រាប់​ចម្រើន​ពាក្យ​ឈប់​ឥត​សំរៀម​ឲ្យ​វិសេស​ឡើង : ឈប់​ង៉ក់, ទច់​ង៉ក់ គឺ​ឈប់ ឬ ទច់​ដោយ​ទប់​ល្បឿន​ពេញ​ទំហឹង​ឲ្យ​នឹង​នៅ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៤៥</text:p>
          </table:table-cell>
          <table:table-cell table:style-name="តារាង1.A2" office:value-type="string">
            <text:p text:style-name="P5">ងងក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8">ដែល​ងក់​រឿយ​ៗ : ដើរ​ងងក់, ធ្វើ​ការ​ងងក់; ច្រើន​និយាយ​តែ​ចំពោះ​មនុស្ស​ចាស់ ដែល​ដើរ ឬ ធ្វើ​ការ​ងើប​ៗ ងក់​ៗ ដោយ​ជរា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៤៦</text:p>
          </table:table-cell>
          <table:table-cell table:style-name="តារាង1.A2" office:value-type="string">
            <text:p text:style-name="P5">ងងល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8">ពាក្យ​សម្រាប់​និយាយ​ផ្សំ​នឹង​ពាក្យ​ងងឹត : ងងឹត​ងងល់ <text:s/>គឺ​ងងឹត​ពពើម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>ងងឹតងងល់</text:p>
          </table:table-cell>
        </table:table-row>
        <table:table-row>
          <table:table-cell table:style-name="តារាង1.A2" office:value-type="string">
            <text:p text:style-name="P4">២១៤៧</text:p>
          </table:table-cell>
          <table:table-cell table:style-name="តារាង1.A2" office:value-type="string">
            <text:p text:style-name="P5">ងងា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 ឬ គុ.</text:p>
          </table:table-cell>
          <table:table-cell table:style-name="តារាង1.D2" office:value-type="string">
            <text:p text:style-name="P8">ដែល​មាន​ដំណើរ​ងើប​ងើយ​គគាត : ដើរ​ងងាស; ដំណើរ​ងងាស ។ 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៤៨</text:p>
          </table:table-cell>
          <table:table-cell table:style-name="តារាង1.A2" office:value-type="string">
            <text:p text:style-name="P5">ងងិះងងុ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 ឬ កិ. វិ.</text:p>
          </table:table-cell>
          <table:table-cell table:style-name="តារាង1.D2" office:value-type="string">
            <text:p text:style-name="P8">ដែល​សំដែង​អាការ​រឹងរូស ឲ្យ​សំឡេង​ងងិះងងុះ​មិន​ចង់​ធ្វើ​តាម​បង្គាប់ : កូន​ខ្ញុំ​នេះ​ពិបាក​ប្រើ​ណាស់ វា​ចេះ​តែ​ងងិះងងុះ​មក​រក​វិញ ។</text:p>
          </table:table-cell>
          <table:table-cell table:style-name="តារាង1.D2" office:value-type="string">
            <text:p text:style-name="P7">ងងីសងងូស</text:p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៤៩</text:p>
          </table:table-cell>
          <table:table-cell table:style-name="តារាង1.A2" office:value-type="string">
            <text:p text:style-name="P5">ងងីសងងា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8">ដែល​មាន​ដំណើរ​ងីសងាស​មិន​រៀប​រយ, ដែល​ទទីស​ទទាស​នាំ​ឲ្យ​ទើស​ទែង : កុំ​ដើរ​ងងីស​ងងាស​កាត់​ទី​ប្រជុំ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៥០</text:p>
          </table:table-cell>
          <table:table-cell table:style-name="តារាង1.A2" office:value-type="string">
            <text:p text:style-name="P5">ងងឹ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ទីទៃ​ពី​ភ្លឺ, គឺ​ដែល​ឥត​មាន​ពន្លឺ : យប់​ងងឹត, ខែ​ងងឹត ។ ភ្នែក​ងងឹត ឬ ងងឹត​ភ្នែក គឺ​ភ្នែក​ដែល​អន់​ភ្លឺ ឬ មិន​សូវ​ភ្លឺ ឬ​ក៏ ភ្នែក​ខ្វាក់ (ពាក្យ​គួរ​សម) ។ ដែល​ទើស​គំនិត​គិត​មិន​យល់ : <text:s/>ងងឹត​មុខ គឺ​ដែល​ងោង​ជ្រប់​មើល​អ្វី​មិន​ឃើញ, គិត​អ្វី​មិន​ទាន់ ដោយ​ខ្យល់​ដើរ​មិន​ស្រួល ឬ ដោយ​ខឹង​ខ្លាំង​ជាដើម (កុំ​ប្រើ​ច្រឡំ​ជា ល្ងឹត, ល្ងឹត​ល្ងង់) ។ 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៥១</text:p>
          </table:table-cell>
          <table:table-cell table:style-name="តារាង1.A2" office:value-type="string">
            <text:p text:style-name="P5">ងងុ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សេចក្ដី​សម្រាក កើត​ដោយ​រួយ​ស្រយង់ស្រយុត​ទន់​ក្នុង​កាយ​នាំ​ឲ្យ​ចង់​ដេក : ងងុយ​ដេក, ថ្ងៃ​នេះ​ខ្ញុំ​ធ្វើ​ការ​មិន​កើត ព្រោះ​យប់​មិញ​ខ្ញុំ​អត់​ងងុយ ។ ជ្រប់​ងក់​ចង់​ដេក (មិន​សូវ​ប្រើ, ច្រើន​ប្រើ​ថា ងុយ ឬ ងុយ​ដេក, ងុយ​ទទួល​ទាន​ដំណេក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៥២</text:p>
          </table:table-cell>
          <table:table-cell table:style-name="តារាង1.A2" office:value-type="string">
            <text:p text:style-name="P5">ងងុ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 ឬ គុ.</text:p>
          </table:table-cell>
          <table:table-cell table:style-name="តារាង1.D2" office:value-type="string">
            <text:p text:style-name="P8">ដែល​សំយុង​មុខ​ជជ្រុល​មិន​ងើប : ដើរ​ងងុល, ស្រវឹង​ស្រា​ងងុល​; ដំណើរ​ងងុល ។ ប្រើ​ជា កិ. ក៏​បាន : <text:s/>កុំ​ងងុល​ពេក, កំពុង​ងងុល​ខ្លាំង​ណាស់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៥៣</text:p>
          </table:table-cell>
          <table:table-cell table:style-name="តារាង1.A2" office:value-type="string">
            <text:p text:style-name="P5">ងងុ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8">ដែល​ធ្វើ​ការ​មមឹះ​ហើយ​និយាយ​គ្នារ​ហឹម​ៗ មិន​សូវ​ដាច់​សូរ : ធ្វើ​ការ​ងងុះ​ទាល់​ល្ងាច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៥៤</text:p>
          </table:table-cell>
          <table:table-cell table:style-name="តារាង1.A2" office:value-type="string">
            <text:p text:style-name="P5">ងងូ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8">ងូស​ៗ​រឿយ​ៗ : ចុះ​ខ្ជិល​អី​ខ្ជិល​ម៉្លេះ, សព្វ​បើ​ជីរ, ស្លឹក​គ្រៃ, ម្ទេស​ ក៏​មិន​ដាំ​ស៊ី​ដែរ, ចេះ​តែ​ងងូស​ទៅ​សុំ​គេ​ស្ទើរ​រាល់​ថ្ងៃ, មិន​នឹក​ខ្មាស​គេ​ទេ​ឬ ? <text:s/>(ព. ទ្រ. ម.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៥៥</text:p>
          </table:table-cell>
          <table:table-cell table:style-name="តារាង1.A2" office:value-type="string">
            <text:p text:style-name="P5">ងងើ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 ឬ គុ.</text:p>
          </table:table-cell>
          <table:table-cell table:style-name="តារាង1.D2" office:value-type="string">
            <text:p text:style-name="P8">ដែល​មាន​កិរិយា​ងើប​ងើយ​បន្ដិច​ហើយ​ជជើល, រលះរលាំង ឥត​ក្រែង ឥត​អៀន ឥត​ខ្មាស : ងងើល​ដូច​គេ​ពក​ថ្ងាស; ដំណើរ​ងងើល ។</text:p>
          </table:table-cell>
          <table:table-cell table:style-name="តារាង1.D2" office:value-type="string">
            <text:p text:style-name="P7">ងង៉ើល</text:p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៥៦</text:p>
          </table:table-cell>
          <table:table-cell table:style-name="តារាង1.A2" office:value-type="string">
            <text:p text:style-name="P5">ងង៉េ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8">សូរ​សំឡេង​ដែល​ឮ​ង៉េស​ៗ​រឿយ​ៗ : ឈឺ​ងង៉េស (ម. ព. ង៉េស​ៗ <text:s/>ផ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៥៧</text:p>
          </table:table-cell>
          <table:table-cell table:style-name="តារាង1.A2" office:value-type="string">
            <text:p text:style-name="P5">ងប់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គុ.</text:p>
          </table:table-cell>
          <table:table-cell table:style-name="តារាង1.D2" office:value-type="string">
            <text:p text:style-name="P8">ជ្រប់​ងោង; មុខ​រឹង : ជាង ២ ខែ​ហើយ​វា​ងប់​តែ​នឹង​ល្បែង មិន​សូវ​មក​ផ្ទះ​សំបែង​ទេ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ឈើ​តូច​មួយ​ប្រភេទ ស្លឹក​ក្រពុល, ស្លឹក​ប្រើ​ធ្វើ​ជា​ថ្នាំ​ស្រឡាប​រំងាប់​ចំហាយ​គ្រុន​ក្ដៅ ឬ ធ្វើ​ជា​បន្លែ​ស្ល​ស្រឡក់​ក៏​បាន; អ្នក​ខ្លះ​ហៅ​ថា ដើម​ឡេវ​អាវ ព្រោះ​មាន​ផ្កា, ផ្លែ​សណ្ឋាន​ដូច​ឡេវ​អាវ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៥៨</text:p>
          </table:table-cell>
          <table:table-cell table:style-name="តារាង1.A2" office:value-type="string">
            <text:p text:style-name="P5">ង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សំដែង​អាការ​មាយា នាំ​ងរ : <text:s/>ងរ​ចុះ, ងរ​ឡើង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៥៩</text:p>
          </table:table-cell>
          <table:table-cell table:style-name="តារាង1.A2" office:value-type="string">
            <text:p text:style-name="P5">ង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លើក​ដៃ​ឡើង​ជន្ល ឬ​លើក​ដៃ​វាសវង់​លំនាំ​គុន : ងា​ដៃ, ងា​ដៃ​ជន្ល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៦០</text:p>
          </table:table-cell>
          <table:table-cell table:style-name="តារាង1.A2" office:value-type="string">
            <text:p text:style-name="P5">ងា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បែរ​បញ្ឆៀង, បែរ​ខាង : ងាក​ឆ្វេង, ងាក​ស្ដាំ, ងាក​ចុះ​ងាក​ឡើង ។ ងាក​ចិត្ត, ងាក​គំនិត គឺ​បែរ​ចិត្ត, បែរ​គំនិត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៦១</text:p>
          </table:table-cell>
          <table:table-cell table:style-name="តារាង1.A2" office:value-type="string">
            <text:p text:style-name="P5">ង៉ា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ពាក្យ​សម្រាប់​ប្រើ​ជា​ជំនួយ​ពាក្យ​តឹង​ឲ្យ​ប្លែក​ឡើង​ជាង​ប្រក្រតី : តឹង​ង៉ាង <text:s/>គឺ​តឹង​ខ្លាំង, តឹង​ណាស់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៦២</text:p>
          </table:table-cell>
          <table:table-cell table:style-name="តារាង1.A2" office:value-type="string">
            <text:p text:style-name="P5">ង៉ាង​ៗ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8">សូរ​ឮ​ដោយ​វាយ, ដោយ​គោះ​គ្រឿង​វាយ​ដំ​មាន​រគាំង ឬ ឃ្មោះ​ជាដើម (និយាយ​ថា ម៉ាង​ៗ ក៏​មាន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៦៣</text:p>
          </table:table-cell>
          <table:table-cell table:style-name="តារាង1.A2" office:value-type="string">
            <text:p text:style-name="P5">ង៉ាញ់​ៗ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8">សូរ​ឮ​ដោយ​ឆ្កែ​គ្រហឹម​ញេញ​ធ្មេញ ដើម្បី​ការ​ខ្លួន ឬ ការ​មិន​ឲ្យ​ឆ្កែ​ឯ​ទៀត ដណ្ដើម​អាហារ​ចំណី​ដែល​ខ្លួន​វា​បាន​មក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៦៤</text:p>
          </table:table-cell>
          <table:table-cell table:style-name="តារាង1.A2" office:value-type="string">
            <text:p text:style-name="P5">ងាប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គុ.</text:p>
          </table:table-cell>
          <table:table-cell table:style-name="តារាង1.D2" office:value-type="string">
            <text:p text:style-name="P8">ស្លាប់, គាំង; និយាយ​ចំពោះ​តែ​អនុបាទិន្នករូប មាន​ឈើ​និង​គ្រឿង​ចក្រ​ជាដើម : ឈើ​ងាប់, ឫស្សី​ងាប់, នាឡិកា​ងាប់ ។ បើ​ចំពោះ​ឧបាទិន្នករូប​មាន​មនុស្ស​ជាដើម គឺ​ជា​ពាក្យ​ទ្រគោះ : អា​ចោរ​កំណាច​នោះ​វា​ងាប់​ទៅ​ហើយ ។ ចំពោះ​សត្វ​តិរច្ឆាន គោ​ងាប់, ក្របី​ងាប់ ។ ងាប់​គំនិត គឺ​ផុត, ទាល់​អស់​ផ្លូវ​គិត​ត​ទៅ​ទៀត ។ ព. គ. ថា : ស្លាប់​គំនិត, ផុត​គំនិត, ទាល់​គំនិត, អស់​គំនិត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៦៥</text:p>
          </table:table-cell>
          <table:table-cell table:style-name="តារាង1.A2" office:value-type="string">
            <text:p text:style-name="P5">ងា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 ឬ គុ.</text:p>
            <text:p text:style-name="P7"/>
          </table:table-cell>
          <table:table-cell table:style-name="តារាង1.D2" office:value-type="string">
            <text:p text:style-name="P8">ដែល​មិន​ក្រ, មិន​ពិបាក គឺ​ដែល​ស្រួល, ដែល​ស្រណុក, ធ្វើ​ឆាប់​កើត, រក​ឆាប់​បាន​ជាដើម : ការ​ងាយ​សោះ​ទៅ​ជា​ធ្វើ​មិន​កើត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៦៦</text:p>
          </table:table-cell>
          <table:table-cell table:style-name="តារាង1.A2" office:value-type="string">
            <text:p text:style-name="P5">ងារ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មុខ​ការ, ទី​តំណែង​រាជការ​តាម​បណ្ដា​ស័ក្ដិ, តាម​ក្រសួង, បណ្ដា​ស័ក្ដិ, យស​ស័ក្ដិ, ឋានន្តរ ។ លោក​ហ្នឹង​មាន​ងារ​ជា​អ្វី ? មាន​ងារ​ជា​ហ្លួង​ពិភក្តិ​អក្សរ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ភាគ​ដី​ល្មម​កម្លាំង​បុរស​ធ្វើ​មួយ​ពេល​ហើយ​ការ : ដី​មួយ​ងារ, ភ្ជួរ​ស្រែ​មួយ​ព្រឹក​បាន​ពីរ​ងារ ។ ការ​ដែល​ចែក​ដោយ​មុខ, ដោយ​ឡែក ក៏​ហៅ​ថា ងារ ដែរ : ធ្វើ​ការ​តាម​មុខ​ងារ, ធ្វើ​ការ​កាន់​មុខ​ងារ, ធ្វើ​ការ​កាន់​ងារ, ភ្ជួរ​កាន់​ងារ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៣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8">ពាក្យ​សម្រាប់​និយាយ​ផ្សំ​ជា​មួយ​នឹង​ពាក្យ​ការ : ការ​ងារ គឺ​កិច្ច​ការ​ដែល​ត្រូវ​ធ្វើ​ដោយ​មុខ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>ការងារ</text:p>
          </table:table-cell>
        </table:table-row>
        <table:table-row>
          <table:table-cell table:style-name="តារាង1.A2" office:value-type="string">
            <text:p text:style-name="P4">២១៦៧</text:p>
          </table:table-cell>
          <table:table-cell table:style-name="តារាង1.A2" office:value-type="string">
            <text:p text:style-name="P5">ងាវ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លៀស​សមុទ្រ​មួយ​ប្រភេទ ក្នុង​ពួក​គ្រែង : ផ្អក​ងាវ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៦៨</text:p>
          </table:table-cell>
          <table:table-cell table:style-name="តារាង1.A2" office:value-type="string">
            <text:p text:style-name="P5">ង៉ាវ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ដាវ​ដង​វែង; រាជ​សព្ទ​ហៅ​ថា ព្រះ​សែង​ង៉ាវ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អែក​ធ្វើ​ដោយ​សំណក​ស្លឹក​រឹត, មាន​តែ​ស្លាប​ឥត​សាយ : អែក​ង៉ាវ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៦៩</text:p>
          </table:table-cell>
          <table:table-cell table:style-name="តារាង1.A2" office:value-type="string">
            <text:p text:style-name="P5">ង៉ាវ​ៗ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8">សូរ​សម្រែក​ឆ្មា : ឆ្មា​ស្រែក​ង៉ាវ​ៗ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៧០</text:p>
          </table:table-cell>
          <table:table-cell table:style-name="តារាង1.A2" office:value-type="string">
            <text:p text:style-name="P5">ងា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គ្រវាស​ចេញ : ងាស​ដៃ, ងាស​ជើង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៧១</text:p>
          </table:table-cell>
          <table:table-cell table:style-name="តារាង1.A2" office:value-type="string">
            <text:p text:style-name="P5">ងាស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គុ.</text:p>
          </table:table-cell>
          <table:table-cell table:style-name="តារាង1.D2" office:value-type="string">
            <text:p text:style-name="P8">ទាស់​សរសៃ, ស្លាក់​ខ្យល់​គាំង​ម្ដង​ៗ, ងាស់​ដៃ, ដៃ​ងាស់ ។ គំនិត​ងាស់ ឬ ងាស់​គំនិត ទញ់​គំនិត​គិត​ឃើញ​ខ្លះ ទេ​ខ្លះ ។ ការ​ងារ​ងាស់ ការ​ងារ​ដែល​គាំង​ប្រព្រឹត្ត​ទៅ​មិន​ស្រួល ។ ងាស់​សំដី សំដី​គាំង​ៗ មិន​រាបសា ។ល។ 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៧២</text:p>
          </table:table-cell>
          <table:table-cell table:style-name="តារាង1.A2" office:value-type="string">
            <text:p text:style-name="P5">ង៉ិកង៉ក់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ងេកងោក, ធ្វើ​មាយា​ញ៉ិកញ៉ក់ (ម្ញ៉ិកម្ញ៉ក់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8">ដែល​មាន​ដំណើរ​ញ៉ិកញ៉ក់ : ដើរ​ង៉ិកង៉ក់, ធ្វើ​ង៉ិកង៉ក់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៧៣</text:p>
          </table:table-cell>
          <table:table-cell table:style-name="តារាង1.A2" office:value-type="string">
            <text:p text:style-name="P5">ងី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8">ពាក្យ​សម្រាប់​និយាយ​ផ្សំ​ជា​មួយ​ពាក្យ​ងាក : ងីក​ងាក, ដើរ​ងីក​ងាក; ដំណើរ​ងីក​ងាក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>ងីកងាក</text:p>
          </table:table-cell>
        </table:table-row>
        <table:table-row>
          <table:table-cell table:style-name="តារាង1.A2" office:value-type="string">
            <text:p text:style-name="P4">២១៧៤</text:p>
          </table:table-cell>
          <table:table-cell table:style-name="តារាង1.A2" office:value-type="string">
            <text:p text:style-name="P5">ងីងើ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 ឬ គុ.</text:p>
          </table:table-cell>
          <table:table-cell table:style-name="តារាង1.D2" office:value-type="string">
            <text:p text:style-name="P8">ដែល​គ្រលៀស​រេ​ទៅ​រេ​មក : ធ្វើ​ក្បាល​ងីងើ ។</text:p>
          </table:table-cell>
          <table:table-cell table:style-name="តារាង1.D2" office:value-type="string">
            <text:p text:style-name="P7">ងេងើ</text:p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៧៥</text:p>
          </table:table-cell>
          <table:table-cell table:style-name="តារាង1.A2" office:value-type="string">
            <text:p text:style-name="P5">ងីវ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ចិ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របាំ​ចិន, ល្ខោន​ចិន : ចិន​លេង​ងីវ, ទៅ​មើល​ងីវ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៧៦</text:p>
          </table:table-cell>
          <table:table-cell table:style-name="តារាង1.A2" office:value-type="string">
            <text:p text:style-name="P5">ងឹ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8">សូរ​ឮ​ដោយ​ឆ្កែ​គ្រហឹម : ឆ្កែ​គ្រហឹម​ងឹល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៧៧</text:p>
          </table:table-cell>
          <table:table-cell table:style-name="តារាង1.A2" office:value-type="string">
            <text:p text:style-name="P5">ង៉ឹ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8">សូរ​ទង្គិច, សូរ​អួល ហើយ​ត្អើក ឬ សូរ​ត្អើក​តាម​ធម្មតា : ត្អើក​ង៉ឹក​ៗ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៧៨</text:p>
          </table:table-cell>
          <table:table-cell table:style-name="តារាង1.A2" office:value-type="string">
            <text:p text:style-name="P5">ងឺ​ៗ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8">សូរ​គ្រហឹម​ស្រាល​ៗ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៧៩</text:p>
          </table:table-cell>
          <table:table-cell table:style-name="តារាង1.A2" office:value-type="string">
            <text:p text:style-name="P5">ង៉ឺត​ៗ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8">សូរ​ឮ​ដោយ​វត្ថុ​​ពីរ​សង្កៀត​គ្នា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៨០</text:p>
          </table:table-cell>
          <table:table-cell table:style-name="តារាង1.A2" office:value-type="string">
            <text:p text:style-name="P5">ង៉ឺស​ៗ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8">សូរ​សម្រែក​ថ្ងូរ​នៃ​មនុស្ស ឬ​សត្វ​ដែល​ឈឺ​ធ្ងន់​ជិត​ផុត​ខ្យល់​ដង្ហើម : ស្រែក​ង៉ឺស​ៗ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៨១</text:p>
          </table:table-cell>
          <table:table-cell table:style-name="តារាង1.A2" office:value-type="string">
            <text:p text:style-name="P5">ង៉ុ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8">សូរ​ឮ​ដោយ​ឆ្កែ​ត្របាក់ : ឆ្កែ​ត្របាក់​ង៉ុម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៨២</text:p>
          </table:table-cell>
          <table:table-cell table:style-name="តារាង1.A2" office:value-type="string">
            <text:p text:style-name="P5">ង៉ុម​ៗ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8">សូរ​សំឡេង​ខ្លា​គ្រហឹម​ការ​រំពា : ខ្លា​គ្រហឹម​ការ​រំពា​ឮ​ង៉ុម​ៗ ។</text:p>
          </table:table-cell>
          <table:table-cell table:style-name="តារាង1.D2" office:value-type="string">
            <text:p text:style-name="P7">ងុម​ៗ</text:p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៨៣</text:p>
          </table:table-cell>
          <table:table-cell table:style-name="តារាង1.A2" office:value-type="string">
            <text:p text:style-name="P5">ងុរងក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ចាស់​ជរា​គ្រាំគ្រា​ខ្លាំង, ដែល​ទ្រម​ខ្លាំង​មាន​ដំណើរ​ជជ្រុល​ជជ្រក​ : ចាស់​ងុរងក់ (ពាក្យ​សាមញ្ញ) ។ (ម. ព. ហូនហ៊ក់ ផ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៨៤</text:p>
          </table:table-cell>
          <table:table-cell table:style-name="តារាង1.A2" office:value-type="string">
            <text:p text:style-name="P5">ង៉ុល​ៗ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8">សូរ​សំឡេង​ស្រមុក ឬ និយាយ​ចុង​ច្រមុះ : ឮ​សូរ​ង៉ុល​ៗ, និយាយ​ង៉ុល​ៗ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៨៥</text:p>
          </table:table-cell>
          <table:table-cell table:style-name="តារាង1.A2" office:value-type="string">
            <text:p text:style-name="P5">ងូង​ៗ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 </text:p>
          </table:table-cell>
          <table:table-cell table:style-name="តារាង1.D2" office:value-type="string">
            <text:p text:style-name="P8">សូរ​គង​ធំ; សូរ​កន្លង់​ហើរ​ជាដើម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៨៦</text:p>
          </table:table-cell>
          <table:table-cell table:style-name="តារាង1.A2" office:value-type="string">
            <text:p text:style-name="P5">ង៉ូ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8">សូរ​ឮ​គ្រលួច​ស្រួច​ឡើង : សំឡេង​ង៉ូង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៨៧</text:p>
          </table:table-cell>
          <table:table-cell table:style-name="តារាង1.A2" office:value-type="string">
            <text:p text:style-name="P5">ងូ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ស្រោច​ទឹក​ជម្រះ​កាយ​ខ្លួន​ឯង : ងូត​ទឹក ។ ជួន​កាល​ប្រើ​ជា​នាម​សព្ទ : ភ្លៀង​មួយ​ងូត <text:s/>គឺ​ភ្លៀង​ល្មម​ទទឹក​ខ្លួន​ដូច​គេ​ងូត ឬ ល្មម​ងូត​បាន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៨៨</text:p>
          </table:table-cell>
          <table:table-cell table:style-name="តារាង1.A2" office:value-type="string">
            <text:p text:style-name="P5">ង៉ូត​ៗ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8">សូរ​ឮ​ដោយ​ថ្ងូរ, ដោយ​ត្អូញ​មាន​សំឡេង​តូច​ស្រួច ឮ​ញយ​ៗ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៨៩</text:p>
          </table:table-cell>
          <table:table-cell table:style-name="តារាង1.A2" office:value-type="string">
            <text:p text:style-name="P5">ង៉ូវ​ៗ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 ឬ កិ. វិ.</text:p>
          </table:table-cell>
          <table:table-cell table:style-name="តារាង1.D2" office:value-type="string">
            <text:p text:style-name="P8">សូរ​សំឡេង​និយាយ​អង្វរ ឬ ត្អូញ​រង៉ូវ​រឿយ​ៗ : ទទូច​ង៉ូវ​ៗ, និយាយ​ង៉ូវ​ៗ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៩០</text:p>
          </table:table-cell>
          <table:table-cell table:style-name="តារាង1.A2" office:value-type="string">
            <text:p text:style-name="P5">ងូស​ៗ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8">សូរ​មនុស្ស​និយាយ​គ្នា​តិច​ៗ : និយាយ​គ្នា​ងូស​ៗ <text:s/>(ម. ព. ងងូស ផ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៩១</text:p>
          </table:table-cell>
          <table:table-cell table:style-name="តារាង1.A2" office:value-type="string">
            <text:p text:style-name="P5">ងើ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អើត : ងើត​មើល, ងើត​ក, ងើត​មុខ ។ មក​សួរ​សុខ​ទុក្ខ​រឿយ​ៗ : ឱ​បង​អើយ ! ខ្ញុំ​ឈឺ​ទ្រម​ជាង ៣ ខែ​ហើយ, មេ​កូន​ហ្នឹង វា​មិន​ដែល​មក​ងើត​ខ្ញុំ​ម្ដង​ទេ ! ។ ប្រើ​ជា​បរិវារ​សព្ទ​ជា​មួយ​នឹង​ពាក្យ​ អើត ក៏​មាន : វា​មិន​ដែល​អើត​ងើត​ឯង​សោះ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៩២</text:p>
          </table:table-cell>
          <table:table-cell table:style-name="តារាង1.A2" office:value-type="string">
            <text:p text:style-name="P5">ងើ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ងើយ​បន្ដិច : ងើប​ក្បាល​ឡើង ។ បន្ទោស​ទាល់​តែ​ងើប​មុខ​មិន​រួច គឺ​បន្ទោស​ខ្លាំង​ផ្ទួន​ៗ ទាល់​តែ​ទម្លាក់​មុខ​ជ្រុប ។ ក្រោក : ងើប​ឡើង, <text:s/>ឈឺ​ធ្ងន់​ងើប​មិន​រួច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៩៣</text:p>
          </table:table-cell>
          <table:table-cell table:style-name="តារាង1.A2" office:value-type="string">
            <text:p text:style-name="P5">ងើ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បែរ​មុខ​ផ្ងារ​ទៅ​លើ : ងើយ​មើល​មេឃ ។ គុ. ដែល​មាន​លំនាំ​ឆ្ងើយ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៩៤</text:p>
          </table:table-cell>
          <table:table-cell table:style-name="តារាង1.A2" office:value-type="string">
            <text:p text:style-name="P5">ងឿ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យ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ក្ដារ​ក្រាស់​បន្ទះ​ធំ​ៗ ពីរ ឬ បី​សន្លឹក​តម្រៀប​ភ្ជិត​គ្នា​លើ​ជើង​ម៉ា​ទ្រ : <text:s/>ក្ដារ​ងឿ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៩៥</text:p>
          </table:table-cell>
          <table:table-cell table:style-name="តារាង1.A2" office:value-type="string">
            <text:p text:style-name="P5">ងឿ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យ.</text:p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ក្លែង​ក្និច​គេច​មិន​ព្រម : ក្មេង​នេះ​ងឿក​អី​ម្ល៉េះ ? ងឿកង៉ែ ងឿក​យំ​ង៉ែ​ៗ; ងឿក​ក្និច​ក្នក់ ។ 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៩៦</text:p>
          </table:table-cell>
          <table:table-cell table:style-name="តារាង1.A2" office:value-type="string">
            <text:p text:style-name="P5">ងឿង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គុ.</text:p>
          </table:table-cell>
          <table:table-cell table:style-name="តារាង1.D2" office:value-type="string">
            <text:p text:style-name="P8">ងេងងោង, ទ្រឹង : កំពុង​តែ​គិត ស្រាប់​តែ​ងឿង​គិត​មិន​លេច ។ កុំ​ងឿង​ដោយ​ខ្យល់ កុំ​ងឿង​ព្រោះ​សំដី​គេ​និយាយ​ព្យូហ៍​ឲ្យ​ភ័ន្ត​គំនិត ។ កុំ​ងឿង​ដោយ​ខ្យល់ កុំ​ឱន​ពាក្យ​ពល កុំ​ខ្វល់​ដោយ​ស្រី​ កុំ​កាន់​ពិស​យង់ គប់​នូវ​ស្រ្តី សមណ​ជន​ជី កុំ​ឲ្យ​ក្ដី​ត្រូវ (សាស្រ្តា​ច្បាប់​រាជ​នេត្រ​ជា​ព្រះ​និពន្ធ​នៃ​ព្រះ​រាជ​សម្ភារ) ។ ងឿង​គាំង ងឿង​ត្រាតែ​គាំង​គំនិត​គិត​អ្វី​ពុំ​ឃើញ ។ ងឿង​ឆ្ងល់ ឆ្ងល់​ងឿង​គំនិត​គិត​មិន​ឃើញ ។ ងឿង​ស្រឡាំង​កាំង ស្រឡាំង​កាំង​ភាំង​គំនិត​ប្រកប​ដោយ​ការ​ព្រួយ​ផ្អុក​ៗ​ផង ។ល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ដែល​ធ្ងន់​ក្នុង​ក្បាល, ដែល​ឈឺ​ស្ទំ​ក្នុង​ក្បាល : ឈឺ​ក្បាល​ងឿង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៩៧</text:p>
          </table:table-cell>
          <table:table-cell table:style-name="តារាង1.A2" office:value-type="string">
            <text:p text:style-name="P5">ងៀ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សន្លាក់, ក្ដៀង : ងៀង​សន្ទូច, ងៀង​ច្បូក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៩៨</text:p>
          </table:table-cell>
          <table:table-cell table:style-name="តារាង1.A2" office:value-type="string">
            <text:p text:style-name="P5">ងៀ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វត្ថុ​ក្រៀម​ដែល​ប្រឡាក់​អំបិល​ហាល​ថ្ងៃ; ច្រើន​ប្រើ​ចំពោះ​តែ​ត្រី​ ឬ​សាច់ : ត្រី​ងៀត, សាច់​ងៀត ។ ពាក្យ​ប្រៀប គុ. ឬ កិ. វិ. នឿយ​ស្រាំង, ស្រឹង ដោយ​ធ្វើ​ការ​ហាល​ថ្ងៃ​ឥត​មាន​សម្រាក : ធ្វើ​ការ​ហាល​ងៀត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៩៩</text:p>
          </table:table-cell>
          <table:table-cell table:style-name="តារាង1.A2" office:value-type="string">
            <text:p text:style-name="P5">ង៉េក​ៗ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8">សូរ​សម្រែក​ជ្រូក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២០០</text:p>
          </table:table-cell>
          <table:table-cell table:style-name="តារាង1.A2" office:value-type="string">
            <text:p text:style-name="P5">ងេកងោ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 ឬ កិ. វិ.</text:p>
          </table:table-cell>
          <table:table-cell table:style-name="តារាង1.D2" office:value-type="string">
            <text:p text:style-name="P8">ដែល​គ្រលែង​យោល​ៗ : ដំណើរ​ងេកងោក; ដើរ​ងេកងោក​ៗ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២០១</text:p>
          </table:table-cell>
          <table:table-cell table:style-name="តារាង1.A2" office:value-type="string">
            <text:p text:style-name="P5">ងេងងោ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ដែល​ច្រើន​វង្វេង, ច្រើន​ភ័ន្ត​ស្មារតី : ចាស់​ងេងងោង; គំនិត​ងេងងោង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២០២</text:p>
          </table:table-cell>
          <table:table-cell table:style-name="តារាង1.A2" office:value-type="string">
            <text:p text:style-name="P5">ងេងើ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 ឬ គុ.</text:p>
          </table:table-cell>
          <table:table-cell table:style-name="តារាង1.D2" office:value-type="string">
            <text:p text:style-name="P8">(ម. ព. ងីងើ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២០៣</text:p>
          </table:table-cell>
          <table:table-cell table:style-name="តារាង1.A2" office:value-type="string">
            <text:p text:style-name="P5">ង៉េត​ៗ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 </text:p>
          </table:table-cell>
          <table:table-cell table:style-name="តារាង1.D2" office:value-type="string">
            <text:p text:style-name="P8">សូរ​ឮ​ដោយ​អ្វី​ៗ សង្កៀត​គ្នា : សូរ​រទេះ​ង៉េត​ៗ (ម. ព. ង៉ឺត​ៗ ផ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២០៤</text:p>
          </table:table-cell>
          <table:table-cell table:style-name="តារាង1.A2" office:value-type="string">
            <text:p text:style-name="P5">ង៉េវ​ៗ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ដែល​មាន​សូរ​ខ្សេវ​ស្ដួច​តូច​ឆ្មារ : <text:s/>សំឡេង​ង៉េវ​ៗ, មនុស្ស​សំឡេង​ង៉េវ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 </text:p>
          </table:table-cell>
          <table:table-cell table:style-name="តារាង1.D2" office:value-type="string">
            <text:p text:style-name="P8">សូរ​ឮ​ដោយ​និយាយ​ង៉េវ​ផ្ទួន​ៗ : និយាយ​ង៉េវ​ៗ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២០៥</text:p>
          </table:table-cell>
          <table:table-cell table:style-name="តារាង1.A2" office:value-type="string">
            <text:p text:style-name="P5">ង៉េស​ៗ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8">សូរ​សំដី​និយាយ​ចុង​ច្រមុះ ដោយ​មាន​កម្លាំង​ខ្សោយ​ហើយ​មាន​ហត់​ផង : សំឡេង​ង៉េស​ៗ, និយាយ​ង៉េស​ៗ (ម. ព. ងង៉េស ផង) 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២០៦</text:p>
          </table:table-cell>
          <table:table-cell table:style-name="តារាង1.A2" office:value-type="string">
            <text:p text:style-name="P5">ង៉េះ​ៗ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8">សូរ​សំឡេង​ឆ្កែ​កោះ​ថ្ងេះ : ឆ្កែ​ថ្ងេះ​អណ្ដើក​ឮ​សូរ​ង៉េះ​ៗ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២០៧</text:p>
          </table:table-cell>
          <table:table-cell table:style-name="តារាង1.A2" office:value-type="string">
            <text:p text:style-name="P5">ង៉ែង៉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8">សូរ​សំឡេង​ទ្រ​ខ្មែរ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២០៨</text:p>
          </table:table-cell>
          <table:table-cell table:style-name="តារាង1.A2" office:value-type="string">
            <text:p text:style-name="P5">ង៉ែង៉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8">វិល​វល់​ស្ទាក់​ស្ទើរ, កកែកករ​មិន​ដាច់​ស្រេច : ដើរ​ង៉ែង៉រ, និយាយ​ង៉ែង៉រ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២០៩</text:p>
          </table:table-cell>
          <table:table-cell table:style-name="តារាង1.A2" office:value-type="string">
            <text:p text:style-name="P5">ង៉ែ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សំដី​ហៅ​ក្មេង​តូច (ប្រើ​តាម​ទម្លាប់​ស្រុក) : កូន​ង៉ែត (កូន​ខ្ចី) : អា​ង៉ែត, មេ​ង៉ែត <text:s/>(អាណុប, អា​នាង, អា​វ៉ា; មេ​នាង, មេ​វ៉ា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២១០</text:p>
          </table:table-cell>
          <table:table-cell table:style-name="តារាង1.A2" office:value-type="string">
            <text:p text:style-name="P5">ង៉ៃ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ថ្ងៃ ។ ពាក្យ​សាមញ្ញ ជា​គ្រាម​ភាសា : តាម​តែ​ង៉ៃ​ណា​ក៏​បាន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២១១</text:p>
          </table:table-cell>
          <table:table-cell table:style-name="តារាង1.A2" office:value-type="string">
            <text:p text:style-name="P5">ងោ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ជ្រប់​ងក់​ដោយ​ងងុយ​ដេក; ឱន​ចុះ​ទាំង​ក្បាល ទាំង​ខ្លួន​ពាក់​កណ្ដាល : គាត់​អង្គុយ​ងោក​ប៉ផ្ងើក ។ 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២១២</text:p>
          </table:table-cell>
          <table:table-cell table:style-name="តារាង1.A2" office:value-type="string">
            <text:p text:style-name="P5">ង៉ោកង៉ា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8">សូរ​ស្វា​ព្រាហ្មណ៍​សង្ឃក : ស្វា​ព្រាហ្មណ៍​សង្ឃក​ឲ្យ​ឆ្កែ​ឮ​ង៉ោក​ង៉ាក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២១៣</text:p>
          </table:table-cell>
          <table:table-cell table:style-name="តារាង1.A2" office:value-type="string">
            <text:p text:style-name="P5">ងោង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សាច់​ឆ្អើរ​ដែល​នៅ​ទំពុល​ៗ កំពុង​ក្ដៅ​ហើយ​ទម្លាក់​ចុះ​ក្នុង​ផេះ​ដើម្បី​យក​ជាតិ​ប្រៃ, ខាង​ក្នុង​នៅ​ស្រស់​សម្រាប់​ទុក​បរិភោគ​យូរ​ថ្ងៃ​យូរ​ខែ​បាន; ជួន​កាល​គេ​យក​ត្រី​មក​ធ្វើ​ដែរ តែ​ច្រើន​យក​ត្រី​ប្រា; ច្រើន​និយាយ​ថា ងៀត​ងោង <text:s/>គឺ​និយាយ​ភ្ជាប់​ទាំង​ងៀត​ទាំង​ងោង (ម. ព. ងៀត ផ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>ងៀតងោង</text:p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ដែល​ស្ទើរ​បាត់​ស្មារតី, ដែល​ងឿង​យ៉ាង​ខ្លាំង : ត្រូវ​ក្បាល​ងោង (ម. ព. ងឿង ២ គុ. ផ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៣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គុ.</text:p>
          </table:table-cell>
          <table:table-cell table:style-name="តារាង1.D2" office:value-type="string">
            <text:p text:style-name="P8">ដែល​កំបាំង​គំនិត​គិត​មិន​ទាន់ : ការ​ធ្លាប់​ដឹង​ទៅ​ជា​ងោង​គំនិត​គិត​មិន​ឃើញ (ម. ព. ងឿង ១ កិ. ឬ គុ. ផ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២១៤</text:p>
          </table:table-cell>
          <table:table-cell table:style-name="តារាង1.A2" office:value-type="string">
            <text:p text:style-name="P5">ង៉ោង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 ឬ កិ. វិ.</text:p>
          </table:table-cell>
          <table:table-cell table:style-name="តារាង1.D2" office:value-type="string">
            <text:p text:style-name="P8">ដែល​ឮ​ដោយ​យំ​ខ្លាំង : <text:s/>ទ្រហោ​យំ​ង៉ោង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ដែល​ស្អុយ​ខ្លាំង, ស្អុយ​ឡប់ : ស្អុយ​ង៉ោង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២១៥</text:p>
          </table:table-cell>
          <table:table-cell table:style-name="តារាង1.A2" office:value-type="string">
            <text:p text:style-name="P5">ងោច​ៗ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8">ដែល​ទទូច​ដដែល​ៗរឿយ​ៗ : អង្វរ​ងោច​ៗ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២១៦</text:p>
          </table:table-cell>
          <table:table-cell table:style-name="តារាង1.A2" office:value-type="string">
            <text:p text:style-name="P5">ងោ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រូប​មួយ​ក្នុង​រឿង​ខ្យង​ស័ង្ខ ជា​រូប​អាក្រក់​ក្រងុះ ។ អា​ងោះ​! អា​ល្ងង់​! (ព. ទ្រ. ម.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២១៧</text:p>
          </table:table-cell>
          <table:table-cell table:style-name="តារាង1.A2" office:value-type="string">
            <text:p text:style-name="P5">ង៉ោះ​ៗ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8">សូរ​សំឡេង​ស្ងួត​ខ្សោះ ចេញ​ពី​ច្រមុះ : និយាយ​ង៉ោះ​ៗ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២១៨</text:p>
          </table:table-cell>
          <table:table-cell table:style-name="តារាង1.A2" office:value-type="string">
            <text:p text:style-name="P5">ង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ពាក្យ​សម្រាប់​ប្រើ​ជា​ជំនួយ​ពាក្យ​ក្រហម ឲ្យ​ឃើញ​ប្លែក​ជាង​ប្រក្រតី : <text:s/>ក្រហម​ងៅ <text:s/>គឺ​ក្រហម​ច្រាល​ខ្លាំង, ក្រហម​ឆ្អៅ (ម. ព. ងាំង <text:s/>ផ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២១៩</text:p>
          </table:table-cell>
          <table:table-cell table:style-name="តារាង1.A2" office:value-type="string">
            <text:p text:style-name="P5">ង៉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ដែល​រលោង​ឆ្លុះ ស្រមោល​បាន : ខាត់​ឲ្យ​ឡើង​សម្បុរ​ង៉ៅ <text:s/>គឺ​ខាត់​ឲ្យ​ឡើង​សម្បុរ​រលោង​ឆ្លុះ​ស្រមោល​បាន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២២០</text:p>
          </table:table-cell>
          <table:table-cell table:style-name="តារាង1.A2" office:value-type="string">
            <text:p text:style-name="P5">ងំ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ក្ដៅ​សព្វ, ឆ្អិន : បាយ​ងំ ។ ក្ដៅ​ងំ <text:s/>ក្ដៅ​សព្វ​សព៌ាង្គកាយ ហាក់​ដូច​ជា​បាយ​ងំ ។ ខឹង​ងំ <text:s/>ខឹង​ជាប់​ជា​និច្ច មិន​រំងាប់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២២១</text:p>
          </table:table-cell>
          <table:table-cell table:style-name="តារាង1.A2" office:value-type="string">
            <text:p text:style-name="P5">ង៉ាំ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គន្លាក់ ឬ ងៀង​ក្បឿង​បន្ទះ​ធំ​សម្រាប់​ដាក់​ឲ្យ​កិប​ជាប់ : ង៉ាំ​ក្បឿង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២២២</text:p>
          </table:table-cell>
          <table:table-cell table:style-name="តារាង1.A2" office:value-type="string">
            <text:p text:style-name="P5">ងាំ​ៗ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8">ថា​មិន​ច្បាស់ : និយាយ​ងាំ​ៗ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8">សូរ​ឆ្កែ​ប្រខាំ​គ្នា ឮ​សូរ​ស្រដៀង​នឹង ង៉ាញ់​ៗ ដែរ ។ </text:p>
          </table:table-cell>
          <table:table-cell table:style-name="តារាង1.D2" office:value-type="string">
            <text:p text:style-name="P7">ង៉ាំ​ៗ</text:p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២២៣</text:p>
          </table:table-cell>
          <table:table-cell table:style-name="តារាង1.A2" office:value-type="string">
            <text:p text:style-name="P5">ងាំង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ដែល​ក្រហម​ចាស់ : ក្រហម​ងាំង (ម. ព. ងៅ, ឆ្អៅ ផ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ត្រី​អណ្ដែង​មួយ​ប្រភេទ​មាន​សាច់​ហាប់ ក្បាល​ធំ​ទ្រងាង​ ផ្សេង​គ្នា​ពី​ត្រី​អណ្ដែង​ទន់ : ត្រី​អណ្ដែង​ងាំង មាឌ​តូច​ជាង​ត្រី​អណ្ដែង​ទន់ (ម. ព. អណ្ដែង <text:s/>ផ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>ត្រី​អណ្ដែង​ងាំង</text:p>
            <text:p text:style-name="P8"/>
          </table:table-cell>
        </table:table-row>
        <table:table-row>
          <table:table-cell table:style-name="តារាង1.A2" office:value-type="string">
            <text:p text:style-name="P4">២២២៤</text:p>
          </table:table-cell>
          <table:table-cell table:style-name="តារាង1.A2" office:value-type="string">
            <text:p text:style-name="P5">ង៉ាំ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8">សូរ​ឮ​ដោយ​ឆ្កែ​កោះ ឬ ដោយ​កូន​ក្មេង​តូច​យំ​ខ្លាំង : យំ​ង៉ាំង​ៗ ។</text:p>
          </table:table-cell>
          <table:table-cell table:style-name="តារាង1.D2" office:value-type="string">
            <text:p text:style-name="P7">ង៉ាំង​ៗ</text:p>
          </table:table-cell>
          <table:table-cell table:style-name="តារាង1.I2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Khmer OS1" svg:font-family="'Khmer OS'"/>
    <style:font-face style:name="Arial Unicode MS" svg:font-family="'Arial Unicode MS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km" style:country-complex="K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Khmer OS" style:font-size-complex="12pt" style:language-complex="km" style:country-complex="K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Khmer O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Khmer O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Khmer O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Khmer OS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6929in" fo:page-height="8.2681in" style:num-format="1" style:print-orientation="landscape" fo:margin-top="0.7874in" fo:margin-bottom="0.7874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7$Build-9157</meta:generator>
    <meta:creation-date>2005-10-19T17:27:53</meta:creation-date>
    <dc:date>2008-06-25T10:16:24</dc:date>
    <meta:print-date>2006-02-10T09:54:27</meta:print-date>
    <dc:language>en-US</dc:language>
    <meta:editing-cycles>148</meta:editing-cycles>
    <meta:editing-duration>P3DT4H1M5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2" meta:paragraph-count="409" meta:word-count="957" meta:character-count="10828"/>
  </office:meta>
</office:document-meta>
</file>

<file path=Basic/Standard/ChuonNat.xml><?xml version="1.0" encoding="utf-8"?>
<!DOCTYPE module  PUBLIC '-//OpenOffice.org//DTD OfficeDocument 1.0//EN'  'module.dtd'>
<script:module xmlns:script="http://openoffice.org/2000/script" script:name="ChuonNat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type&gt;&lt;/type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rem ----------------------------------------------------------------------
dim args9(0) as new com.sun.star.beans.PropertyValue
args9(0).Name = "Text"
args9(0).Value = "."

dispatcher.executeDispatch(document, ".uno:InsertText", "", 0, args9())

rem ----------------------------------------------------------------------
dim args10(1) as new com.sun.star.beans.PropertyValue
args10(0).Name = "Count"
args10(0).Value = 1
args10(1).Name = "Select"
args10(1).Value = false

dispatcher.executeDispatch(document, ".uno:GoLeft", "", 0, args10())


end sub


sub Italic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it&gt;&lt;/it?"

dispatcher.executeDispatch(document, ".uno:InsertText", "", 0, args1())

rem ----------------------------------------------------------------------
dispatcher.executeDispatch(document, ".uno:SwBackspace", "", 0, Array())

rem ----------------------------------------------------------------------
dim args3(0) as new com.sun.star.beans.PropertyValue
args3(0).Name = "Text"
args3(0).Value = "&gt;"

dispatcher.executeDispatch(document, ".uno:InsertTex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

sub CompoundWord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comp&gt;&lt;/comp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huonNa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